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office:version="1.0">
  <office:automatic-styles>
    <style:style style:name="P1" style:family="paragraph">
      <style:paragraph-properties>
        <style:drop-cap style:lines="2" style:distance="0in"/>
      </style:paragraph-properties>
    </style:style>
    <style:style style:name="P2" style:family="paragraph">
      <style:paragraph-properties>
        <style:drop-cap style:lines="2" style:distance="1in"/>
      </style:paragraph-properties>
    </style:style>
    <style:style style:name="P3" style:family="paragraph">
      <style:paragraph-properties>
        <style:drop-cap style:lines="2" style:distance="2in"/>
      </style:paragraph-properties>
    </style:style>
  </office:automatic-styles>
  <office:body>
    <office:text>
      <text:p text:style-name="P1">
     This is an example of paragraph with drop caps. the distance between the last dropped character and the first of the remaining characters of each line is 0in.
     This is an example of paragraph with drop caps. the distance between the last dropped character and the first of the remaining characters of each line is 0in.
   </text:p>
      <text:p/>
      <text:p/>
      <text:p/>
      <text:p text:style-name="P2">
     This is an example of paragraph with drop caps. the distance between the last dropped character and the first of the remaining characters of each line is 1in.
     This is an example of paragraph with drop caps. the distance between the last dropped character and the first of the remaining characters of each line is 1in.
   </text:p>
      <text:p/>
      <text:p/>
      <text:p/>
      <text:p text:style-name="P3">
     This is an example of paragraph with drop caps. the distance between the last dropped character and the first of the remaining characters of each line is 3in.
     This is an example of paragraph with drop caps. the distance between the last dropped character and the first of the remaining characters of each line is 3i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office:version="1.0">
  <office:automatic-styles>
    <style:page-layout style:name="PageLayout-1">
      <style:page-layout-properties fo:page-width="8.26in" fo:page-height="11.69in" fo:margin-top="1.0in" fo:margin-bottom="1.0in" fo:margin-left="1.0in" fo:margin-right="1.0in" style:print-orientation="portrait"/>
    </style:page-layout>
  </office:automatic-styles>
  <office:master-styles>
    <style:master-page style:name="Standard" style:page-layout-name="PageLayout-1">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office:version="1.0">
  <office:meta>
    <meta:generator>
            User-Agent: Manual/1.0
        </meta:generator>
    <dc:title>Meta Test Document</dc:title>
    <dc:description>Copyright (C) 2006 Intel Corporation.</dc:description>
    <dc:subject>Subject of the document</dc:subject>
    <dc:creator>Yi Luo</dc:creator>
    <dc:date>2006-03-01T11:34:56</dc:date>
    <meta:initial-creator>Majid Khan</meta:initial-creator>
    <meta:creation-date>2005-12-19T12:50:56</meta:creation-date>
    <meta:printed-by>Yi Luo</meta:printed-by>
    <meta:print-date>2006-03-01T11:34:56</meta:print-date>
    <meta:editing-duration>PT0H10M10S</meta:editing-duration>
    <meta:keyword>First keyword</meta:keyword>
    <meta:keyword>Second keyword</meta:keyword>
    <meta:keyword>Third keyword</meta:keyword>
    <dc:language>en-US</dc:language>
    <meta:editing-cycles>1</meta:editing-cycles>
    <meta:editing-duration>PT19S</meta:editing-duration>
    <meta:document-statistic meta:table-count="0" meta:image-count="0" meta:object-count="0" meta:page-count="1" meta:paragraph-count="1" meta:word-count="12" meta:character-count="69"/>
  </office:meta>
</office:document-meta>
</file>